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9229in" table:align="left"/>
    </style:style>
    <style:style style:name="Table1.A" style:family="table-column">
      <style:table-column-properties style:column-width="2.1632in"/>
    </style:style>
    <style:style style:name="Table1.B" style:family="table-column">
      <style:table-column-properties style:column-width="4.759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2.1632in"/>
    </style:style>
    <style:style style:name="Table2.B" style:family="table-column">
      <style:table-column-properties style:column-width="4.759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29in" table:align="left"/>
    </style:style>
    <style:style style:name="Table3.A" style:family="table-column">
      <style:table-column-properties style:column-width="2.1632in"/>
    </style:style>
    <style:style style:name="Table3.B" style:family="table-column">
      <style:table-column-properties style:column-width="4.759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2.1632in"/>
    </style:style>
    <style:style style:name="Table4.B" style:family="table-column">
      <style:table-column-properties style:column-width="4.7597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29in" table:align="left"/>
    </style:style>
    <style:style style:name="Table5.A" style:family="table-column">
      <style:table-column-properties style:column-width="2.1875in"/>
    </style:style>
    <style:style style:name="Table5.B" style:family="table-column">
      <style:table-column-properties style:column-width="4.7354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3">
      <style:paragraph-properties>
        <style:tab-stops>
          <style:tab-stop style:position="6.5311in" style:type="right" style:leader-style="dotted" style:leader-text="."/>
        </style:tab-stops>
      </style:paragraph-properties>
    </style:style>
    <style:style style:name="P5" style:family="paragraph" style:parent-style-name="Contents_20_Heading">
      <style:text-properties style:font-name="Times New Roman" officeooo:rsid="004be918" officeooo:paragraph-rsid="004be918"/>
    </style:style>
    <style:style style:name="P6" style:family="paragraph" style:parent-style-name="Text_20_body">
      <style:text-properties style:font-name="Times New Roman" fo:language="ro" fo:country="RO" officeooo:rsid="0002a72b" officeooo:paragraph-rsid="0002a72b"/>
    </style:style>
    <style:style style:name="P7" style:family="paragraph" style:parent-style-name="Text_20_body">
      <style:paragraph-properties fo:break-before="page"/>
      <style:text-properties style:font-name="Times New Roman" fo:language="ro" fo:country="RO" officeooo:rsid="0002a72b" officeooo:paragraph-rsid="0002a72b"/>
    </style:style>
    <style:style style:name="P8" style:family="paragraph" style:parent-style-name="Text_20_body">
      <style:text-properties style:font-name="Times New Roman" fo:language="ro" fo:country="RO" officeooo:rsid="0002a72b" officeooo:paragraph-rsid="000cba01"/>
    </style:style>
    <style:style style:name="P9" style:family="paragraph" style:parent-style-name="Text_20_body">
      <style:text-properties style:font-name="Times New Roman" fo:language="ro" fo:country="RO" officeooo:rsid="0002a72b" officeooo:paragraph-rsid="000c0593"/>
    </style:style>
    <style:style style:name="P10" style:family="paragraph" style:parent-style-name="Text_20_body">
      <style:text-properties style:font-name="Times New Roman" fo:language="ro" fo:country="RO" officeooo:rsid="000565de" officeooo:paragraph-rsid="000565de"/>
    </style:style>
    <style:style style:name="P11" style:family="paragraph" style:parent-style-name="Text_20_body">
      <style:text-properties style:font-name="Times New Roman" fo:language="ro" fo:country="RO" officeooo:rsid="000565de" officeooo:paragraph-rsid="000cba01"/>
    </style:style>
    <style:style style:name="P12" style:family="paragraph" style:parent-style-name="Text_20_body">
      <style:text-properties style:font-name="Times New Roman" fo:language="ro" fo:country="RO" officeooo:paragraph-rsid="0002a72b"/>
    </style:style>
    <style:style style:name="P13" style:family="paragraph" style:parent-style-name="Text_20_body">
      <style:text-properties style:font-name="Times New Roman" fo:language="ro" fo:country="RO" officeooo:paragraph-rsid="000565de"/>
    </style:style>
    <style:style style:name="P14" style:family="paragraph" style:parent-style-name="Text_20_body">
      <style:text-properties style:font-name="Times New Roman" fo:language="ro" fo:country="RO" officeooo:paragraph-rsid="000914fe"/>
    </style:style>
    <style:style style:name="P15" style:family="paragraph" style:parent-style-name="Text_20_body">
      <style:text-properties style:font-name="Times New Roman" fo:language="ro" fo:country="RO" officeooo:paragraph-rsid="000c0593"/>
    </style:style>
    <style:style style:name="P16" style:family="paragraph" style:parent-style-name="Text_20_body">
      <style:text-properties style:font-name="Times New Roman" fo:language="ro" fo:country="RO" officeooo:paragraph-rsid="000cba01"/>
    </style:style>
    <style:style style:name="P17" style:family="paragraph" style:parent-style-name="Text_20_body">
      <style:text-properties style:font-name="Times New Roman" fo:language="ro" fo:country="RO" officeooo:paragraph-rsid="000e5005"/>
    </style:style>
    <style:style style:name="P18" style:family="paragraph" style:parent-style-name="Text_20_body">
      <style:text-properties style:font-name="Times New Roman" fo:language="ro" fo:country="RO" officeooo:rsid="005e0146" officeooo:paragraph-rsid="005e0146"/>
    </style:style>
    <style:style style:name="P19" style:family="paragraph" style:parent-style-name="Title">
      <style:text-properties style:font-name="Times New Roman" fo:language="ro" fo:country="RO" officeooo:rsid="005e0146" officeooo:paragraph-rsid="005e0146"/>
    </style:style>
    <style:style style:name="P20" style:family="paragraph" style:parent-style-name="Text_20_body">
      <style:text-properties style:font-name="Times New Roman" fo:language="ro" fo:country="RO" officeooo:rsid="005e87b0" officeooo:paragraph-rsid="005e87b0"/>
    </style:style>
    <style:style style:name="P21" style:family="paragraph" style:parent-style-name="Text_20_body">
      <style:paragraph-properties fo:line-height="100%"/>
      <style:text-properties style:font-name="Times New Roman" fo:language="ro" fo:country="RO" officeooo:paragraph-rsid="0002a72b"/>
    </style:style>
    <style:style style:name="P22" style:family="paragraph" style:parent-style-name="Text_20_body">
      <style:text-properties fo:language="ro" fo:country="RO" officeooo:paragraph-rsid="000565de"/>
    </style:style>
    <style:style style:name="P23" style:family="paragraph" style:parent-style-name="Text_20_body">
      <style:text-properties fo:language="ro" fo:country="RO" officeooo:paragraph-rsid="001265d9"/>
    </style:style>
    <style:style style:name="P24" style:family="paragraph" style:parent-style-name="Text_20_body">
      <style:paragraph-properties fo:line-height="100%"/>
      <style:text-properties fo:language="ro" fo:country="RO" officeooo:paragraph-rsid="000565de"/>
    </style:style>
    <style:style style:name="P25" style:family="paragraph" style:parent-style-name="Text_20_body">
      <style:paragraph-properties fo:line-height="100%"/>
      <style:text-properties fo:language="ro" fo:country="RO" officeooo:paragraph-rsid="001265d9"/>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565d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7365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c938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d0ad2"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1d7b0" officeooo:paragraph-rsid="0021d7b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28caa" officeooo:paragraph-rsid="00228ca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1c8c" officeooo:paragraph-rsid="00231c8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7275" officeooo:paragraph-rsid="0023727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3b5b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57c8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74360" officeooo:paragraph-rsid="0027436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80c81" officeooo:paragraph-rsid="00280c8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9edc8" officeooo:paragraph-rsid="0029edc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1dd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b57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d9033"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ef0a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2f8a7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14171" officeooo:paragraph-rsid="0031417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2dbac" officeooo:paragraph-rsid="0032dba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568ae"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6eb85" officeooo:paragraph-rsid="0036eb8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86b76" officeooo:paragraph-rsid="00386b7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0d3c" officeooo:paragraph-rsid="00390d3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9d99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4814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b588" officeooo:paragraph-rsid="003bb58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6d95" officeooo:paragraph-rsid="003d6d9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a615"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021f0" officeooo:paragraph-rsid="004021f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2139b" officeooo:paragraph-rsid="0042139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cb9" officeooo:paragraph-rsid="00434cb9"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ee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4e643"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53bc2" officeooo:paragraph-rsid="00453bc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622fc" officeooo:paragraph-rsid="004622f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7582d" officeooo:paragraph-rsid="0047582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line-height="100%"/>
      <style:text-properties officeooo:rsid="001f5297" officeooo:paragraph-rsid="001f5297"/>
    </style:style>
    <style:style style:name="P82" style:family="paragraph" style:parent-style-name="Text_20_body">
      <style:paragraph-properties fo:line-height="100%"/>
      <style:text-properties officeooo:paragraph-rsid="0002a72b"/>
    </style:style>
    <style:style style:name="P83" style:family="paragraph" style:parent-style-name="Text_20_body">
      <style:paragraph-properties fo:line-height="100%"/>
      <style:text-properties officeooo:paragraph-rsid="000e5005"/>
    </style:style>
    <style:style style:name="P84" style:family="paragraph" style:parent-style-name="Heading_20_1">
      <style:text-properties style:font-name="Times New Roman" fo:language="ro" fo:country="RO" officeooo:rsid="0002a72b" officeooo:paragraph-rsid="0002a72b"/>
    </style:style>
    <style:style style:name="P85" style:family="paragraph" style:parent-style-name="Heading_20_1">
      <style:text-properties style:font-name="Times New Roman" fo:language="ro" fo:country="RO" officeooo:rsid="0002a72b" officeooo:paragraph-rsid="000cba01"/>
    </style:style>
    <style:style style:name="P86" style:family="paragraph" style:parent-style-name="Heading_20_1">
      <style:text-properties officeooo:paragraph-rsid="0002a72b"/>
    </style:style>
    <style:style style:name="P87" style:family="paragraph" style:parent-style-name="Heading_20_2">
      <style:text-properties fo:language="ro" fo:country="RO" officeooo:paragraph-rsid="000565de"/>
    </style:style>
    <style:style style:name="P88" style:family="paragraph" style:parent-style-name="Heading_20_2">
      <style:text-properties style:font-name="Times New Roman" fo:language="ro" fo:country="RO" officeooo:rsid="000479ca" officeooo:paragraph-rsid="000479ca"/>
    </style:style>
    <style:style style:name="P89" style:family="paragraph" style:parent-style-name="Heading_20_2">
      <style:text-properties style:font-name="Times New Roman" fo:language="ro" fo:country="RO" officeooo:rsid="000565de" officeooo:paragraph-rsid="000565de"/>
    </style:style>
    <style:style style:name="P90" style:family="paragraph" style:parent-style-name="Heading_20_3">
      <style:text-properties style:font-name="Times New Roman" fo:language="ro" fo:country="RO" officeooo:rsid="000565de" officeooo:paragraph-rsid="000565de"/>
    </style:style>
    <style:style style:name="P91" style:family="paragraph" style:parent-style-name="Heading_20_3">
      <style:text-properties style:font-name="Times New Roman" fo:language="ro" fo:country="RO" officeooo:rsid="000565de" officeooo:paragraph-rsid="000914fe"/>
    </style:style>
    <style:style style:name="P92" style:family="paragraph" style:parent-style-name="Heading_20_3">
      <style:text-properties style:font-name="Times New Roman" fo:language="ro" fo:country="RO" officeooo:rsid="000565de" officeooo:paragraph-rsid="000c0593"/>
    </style:style>
    <style:style style:name="P93" style:family="paragraph" style:parent-style-name="Heading_20_3">
      <style:text-properties style:font-name="Times New Roman" fo:language="ro" fo:country="RO" officeooo:rsid="000565de" officeooo:paragraph-rsid="000cba01"/>
    </style:style>
    <style:style style:name="P94" style:family="paragraph" style:parent-style-name="Heading_20_3">
      <style:text-properties style:font-name="Times New Roman" fo:language="ro" fo:country="RO" officeooo:rsid="000e5005" officeooo:paragraph-rsid="000e5005"/>
    </style:style>
    <style:style style:name="P95" style:family="paragraph" style:parent-style-name="Text_20_body">
      <style:text-properties style:font-name="Times New Roman" fo:language="ro" fo:country="RO" officeooo:rsid="0002a72b" officeooo:paragraph-rsid="0002a72b"/>
    </style:style>
    <style:style style:name="P96" style:family="paragraph" style:parent-style-name="Text_20_body">
      <style:paragraph-properties fo:line-height="100%"/>
      <style:text-properties style:font-name="Times New Roman" fo:language="ro" fo:country="RO" officeooo:rsid="004a8afc" officeooo:paragraph-rsid="0002a72b"/>
    </style:style>
    <style:style style:name="P97" style:family="paragraph" style:parent-style-name="Text_20_body">
      <style:text-properties style:font-name="Times New Roman" fo:language="ro" fo:country="RO" officeooo:rsid="004a8afc" officeooo:paragraph-rsid="0002a72b"/>
    </style:style>
    <style:style style:name="P98" style:family="paragraph" style:parent-style-name="Text_20_body">
      <style:text-properties style:font-name="Times New Roman" fo:language="ro" fo:country="RO" officeooo:rsid="00042a32" officeooo:paragraph-rsid="0002a72b"/>
    </style:style>
    <style:style style:name="P99" style:family="paragraph" style:parent-style-name="Text_20_body">
      <style:paragraph-properties fo:line-height="100%"/>
      <style:text-properties style:font-name="Times New Roman" fo:language="ro" fo:country="RO" officeooo:rsid="00042a32" officeooo:paragraph-rsid="000edb43"/>
    </style:style>
    <style:style style:name="P100" style:family="paragraph" style:parent-style-name="Text_20_body">
      <style:text-properties style:font-name="Times New Roman" fo:language="ro" fo:country="RO" officeooo:rsid="00042a32" officeooo:paragraph-rsid="000edb43"/>
    </style:style>
    <style:style style:name="P101" style:family="paragraph" style:parent-style-name="Text_20_body">
      <style:text-properties style:font-name="Times New Roman" fo:language="ro" fo:country="RO" officeooo:rsid="000479ca" officeooo:paragraph-rsid="000479ca"/>
    </style:style>
    <style:style style:name="P102" style:family="paragraph" style:parent-style-name="Text_20_body">
      <style:paragraph-properties fo:line-height="100%"/>
      <style:text-properties style:font-name="Times New Roman" fo:language="ro" fo:country="RO" officeooo:rsid="000479ca" officeooo:paragraph-rsid="000479ca"/>
    </style:style>
    <style:style style:name="P103" style:family="paragraph" style:parent-style-name="Text_20_body">
      <style:text-properties style:font-name="Times New Roman" fo:language="ro" fo:country="RO" officeooo:rsid="000565de" officeooo:paragraph-rsid="000565de"/>
    </style:style>
    <style:style style:name="P104" style:family="paragraph" style:parent-style-name="Text_20_body">
      <style:text-properties style:font-name="Times New Roman" fo:language="ro" fo:country="RO" officeooo:rsid="001265d9" officeooo:paragraph-rsid="000565de"/>
    </style:style>
    <style:style style:name="P105" style:family="paragraph" style:parent-style-name="Text_20_body">
      <style:text-properties style:font-name="Times New Roman" fo:language="ro" fo:country="RO" officeooo:rsid="000e5005" officeooo:paragraph-rsid="000e5005"/>
    </style:style>
    <style:style style:name="P106" style:family="paragraph" style:parent-style-name="Text_20_body">
      <style:paragraph-properties fo:line-height="100%"/>
      <style:text-properties style:font-name="Times New Roman" fo:language="ro" fo:country="RO" officeooo:rsid="001f5297" officeooo:paragraph-rsid="001f5297"/>
    </style:style>
    <style:style style:name="P107" style:family="paragraph" style:parent-style-name="Text_20_body">
      <style:text-properties officeooo:paragraph-rsid="006290e5"/>
    </style:style>
    <style:style style:name="T1" style:family="text">
      <style:text-properties officeooo:rsid="00042a32"/>
    </style:style>
    <style:style style:name="T2" style:family="text">
      <style:text-properties style:font-name="Times New Roman" officeooo:rsid="000565de"/>
    </style:style>
    <style:style style:name="T3" style:family="text">
      <style:text-properties style:font-name="Times New Roman" officeooo:rsid="0017bdc2"/>
    </style:style>
    <style:style style:name="T4" style:family="text">
      <style:text-properties style:font-name="Times New Roman" fo:language="ro" fo:country="RO"/>
    </style:style>
    <style:style style:name="T5" style:family="text">
      <style:text-properties style:font-name="Times New Roman" fo:language="ro" fo:country="RO" officeooo:rsid="000e5005"/>
    </style:style>
    <style:style style:name="T6" style:family="text">
      <style:text-properties style:font-name="Times New Roman" fo:language="ro" fo:country="RO" officeooo:rsid="00042a32"/>
    </style:style>
    <style:style style:name="T7" style:family="text">
      <style:text-properties style:font-name="Times New Roman" fo:language="ro" fo:country="RO" officeooo:rsid="0002a72b"/>
    </style:style>
    <style:style style:name="T8" style:family="text">
      <style:text-properties style:font-name="Times New Roman" fo:language="ro" fo:country="RO" officeooo:rsid="004a8afc"/>
    </style:style>
    <style:style style:name="T9" style:family="text">
      <style:text-properties style:font-name="Times New Roman" fo:language="ro" fo:country="RO" officeooo:rsid="006290e5"/>
    </style:style>
    <style:style style:name="T10" style:family="text">
      <style:text-properties style:font-name="Times New Roman" fo:language="ro" fo:country="RO" officeooo:rsid="0063ad07"/>
    </style:style>
    <style:style style:name="T11" style:family="text">
      <style:text-properties officeooo:rsid="000914fe"/>
    </style:style>
    <style:style style:name="T12" style:family="text">
      <style:text-properties officeooo:rsid="000a7b32"/>
    </style:style>
    <style:style style:name="T13" style:family="text">
      <style:text-properties officeooo:rsid="000c0593"/>
    </style:style>
    <style:style style:name="T14" style:family="text">
      <style:text-properties officeooo:rsid="000cba01"/>
    </style:style>
    <style:style style:name="T15" style:family="text">
      <style:text-properties officeooo:rsid="000e150b"/>
    </style:style>
    <style:style style:name="T16" style:family="text">
      <style:text-properties officeooo:rsid="0012bb85"/>
    </style:style>
    <style:style style:name="T17" style:family="text">
      <style:text-properties officeooo:rsid="00140196"/>
    </style:style>
    <style:style style:name="T18" style:family="text">
      <style:text-properties officeooo:rsid="0017bdc2"/>
    </style:style>
    <style:style style:name="T19" style:family="text">
      <style:text-properties officeooo:rsid="001beba4"/>
    </style:style>
    <style:style style:name="T20" style:family="text">
      <style:text-properties officeooo:rsid="00211401"/>
    </style:style>
    <style:style style:name="T21" style:family="text">
      <style:text-properties officeooo:rsid="00257c85"/>
    </style:style>
    <style:style style:name="T22" style:family="text">
      <style:text-properties officeooo:rsid="002657c1"/>
    </style:style>
    <style:style style:name="T23" style:family="text">
      <style:text-properties officeooo:rsid="002bb57e"/>
    </style:style>
    <style:style style:name="T24" style:family="text">
      <style:text-properties officeooo:rsid="002d9033"/>
    </style:style>
    <style:style style:name="T25" style:family="text">
      <style:text-properties officeooo:rsid="002ef0aa"/>
    </style:style>
    <style:style style:name="T26" style:family="text">
      <style:text-properties officeooo:rsid="00314171"/>
    </style:style>
    <style:style style:name="T27" style:family="text">
      <style:text-properties officeooo:rsid="0031d0ed"/>
    </style:style>
    <style:style style:name="T28" style:family="text">
      <style:text-properties officeooo:rsid="0032dbac"/>
    </style:style>
    <style:style style:name="T29" style:family="text">
      <style:text-properties officeooo:rsid="0033880b"/>
    </style:style>
    <style:style style:name="T30" style:family="text">
      <style:text-properties officeooo:rsid="003c8f5c"/>
    </style:style>
    <style:style style:name="T31" style:family="text">
      <style:text-properties officeooo:rsid="003d6d95"/>
    </style:style>
    <style:style style:name="T32" style:family="text">
      <style:text-properties officeooo:rsid="003da615"/>
    </style:style>
    <style:style style:name="T33" style:family="text">
      <style:text-properties officeooo:rsid="00434ee3"/>
    </style:style>
    <style:style style:name="T34" style:family="text">
      <style:text-properties officeooo:rsid="0044e643"/>
    </style:style>
    <style:style style:name="T35" style:family="text">
      <style:text-properties officeooo:rsid="00465bb8"/>
    </style:style>
    <style:style style:name="T36" style:family="text">
      <style:text-properties officeooo:rsid="004695e7"/>
    </style:style>
    <style:style style:name="T37" style:family="text">
      <style:text-properties officeooo:rsid="00490da6"/>
    </style:style>
    <style:style style:name="T38" style:family="text">
      <style:text-properties officeooo:rsid="0063ad07"/>
    </style:style>
    <style:style style:name="T39" style:family="text">
      <style:text-properties officeooo:rsid="0063b39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uneWave</text:p>
      <text:p text:style-name="P18"><text:tab/><text:tab/><text:tab/><text:tab/><text:tab/><text:tab/><text:tab/>Aplicația ta de redare MP3</text:p>
      <text:p text:style-name="P18"/>
      <text:p text:style-name="P18"/>
      <text:p text:style-name="P18"/>
      <text:p text:style-name="P18"/>
      <text:p text:style-name="P18">Realizat de:</text:p>
      <text:p text:style-name="P18">Dancău Rareș-Andrei, 1308A</text:p>
      <text:p text:style-name="P18"/>
      <text:p text:style-name="P20">Notă: Acesta este un proiect separat de proiectul pe care-l fac în echipă.</text:p>
      <text:p text:style-name="P6"/>
      <text:p text:style-name="P107"><text:span text:style-name="T9">De făcut: Diagrame UML, comentare cod main, </text:span><text:span text:style-name="T10">m</text:span>odul de utilizare a programului, <text:span text:style-name="T38">capturi ecran, </text:span><text:span text:style-name="T39">de verificat.</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text:bookmark-start text:name="__RefHeading___Toc159_3943002874"/><text:bookmark-end text:name="__RefHeading___Toc159_394300287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Cuprins</text:p>
          </text:index-title>
          <text:p text:style-name="P2"><text:a xlink:type="simple" xlink:href="#__RefHeading___Toc159_3943002874" text:style-name="Index_20_Link" text:visited-style-name="Index_20_Link">Cuprins<text:tab/>2</text:a></text:p>
          <text:p text:style-name="P2"><text:a xlink:type="simple" xlink:href="#__RefHeading___Toc161_3943002874" text:style-name="Index_20_Link" text:visited-style-name="Index_20_Link">1. Scopul documentului<text:tab/>2</text:a></text:p>
          <text:p text:style-name="P2"><text:a xlink:type="simple" xlink:href="#__RefHeading___Toc163_3943002874" text:style-name="Index_20_Link" text:visited-style-name="Index_20_Link">2. Prezentare generală a documentului<text:tab/>2</text:a></text:p>
          <text:p text:style-name="P2"><text:a xlink:type="simple" xlink:href="#__RefHeading___Toc165_3943002874" text:style-name="Index_20_Link" text:visited-style-name="Index_20_Link">3. Descriere generală a produsului<text:tab/>3</text:a></text:p>
          <text:p text:style-name="P3"><text:a xlink:type="simple" xlink:href="#__RefHeading___Toc167_3943002874" text:style-name="Index_20_Link" text:visited-style-name="Index_20_Link">3.1. Situația curentă<text:tab/>3</text:a></text:p>
          <text:p text:style-name="P3"><text:a xlink:type="simple" xlink:href="#__RefHeading___Toc169_3943002874" text:style-name="Index_20_Link" text:visited-style-name="Index_20_Link">3.2. Scopul produsului<text:tab/>3</text:a></text:p>
          <text:p text:style-name="P3"><text:a xlink:type="simple" xlink:href="#__RefHeading___Toc171_3943002874" text:style-name="Index_20_Link" text:visited-style-name="Index_20_Link">3.3. Contextul produsului<text:tab/>3</text:a></text:p>
          <text:p text:style-name="P3"><text:a xlink:type="simple" xlink:href="#__RefHeading___Toc173_3943002874" text:style-name="Index_20_Link" text:visited-style-name="Index_20_Link">3.4 Beneficii<text:tab/>4</text:a></text:p>
          <text:p text:style-name="P2"><text:a xlink:type="simple" xlink:href="#__RefHeading___Toc175_3943002874" text:style-name="Index_20_Link" text:visited-style-name="Index_20_Link">4. Cerinte funcționale<text:tab/>4</text:a></text:p>
          <text:p text:style-name="P3"><text:a xlink:type="simple" xlink:href="#__RefHeading___Toc177_3943002874" text:style-name="Index_20_Link" text:visited-style-name="Index_20_Link">4.1. Actori<text:tab/>4</text:a></text:p>
          <text:p text:style-name="P3"><text:a xlink:type="simple" xlink:href="#__RefHeading___Toc179_3943002874" text:style-name="Index_20_Link" text:visited-style-name="Index_20_Link">4.2. Cazuri de utilizare<text:tab/>4</text:a></text:p>
          <text:p text:style-name="P4"><text:a xlink:type="simple" xlink:href="#__RefHeading___Toc181_3943002874" text:style-name="Index_20_Link" text:visited-style-name="Index_20_Link">4.2.1. Redarea unui fișier mp3 individual<text:tab/>4</text:a></text:p>
          <text:p text:style-name="P4"><text:a xlink:type="simple" xlink:href="#__RefHeading___Toc183_3943002874" text:style-name="Index_20_Link" text:visited-style-name="Index_20_Link">4.2.2. Redarea unui playlist<text:tab/>5</text:a></text:p>
          <text:p text:style-name="P4"><text:a xlink:type="simple" xlink:href="#__RefHeading___Toc185_3943002874" text:style-name="Index_20_Link" text:visited-style-name="Index_20_Link">4.2.3. Redarea unui post radio<text:tab/>6</text:a></text:p>
          <text:p text:style-name="P4"><text:a xlink:type="simple" xlink:href="#__RefHeading___Toc187_3943002874" text:style-name="Index_20_Link" text:visited-style-name="Index_20_Link">4.2.4. Crearea unui playlist<text:tab/>6</text:a></text:p>
          <text:p text:style-name="P4"><text:a xlink:type="simple" xlink:href="#__RefHeading___Toc189_3943002874" text:style-name="Index_20_Link" text:visited-style-name="Index_20_Link">4.2.5. Modificarea unui playlist existent<text:tab/>7</text:a></text:p>
          <text:p text:style-name="P2"><text:a xlink:type="simple" xlink:href="#__RefHeading___Toc191_3943002874" text:style-name="Index_20_Link" text:visited-style-name="Index_20_Link">5. Cerinte nefuncționale<text:tab/>8</text:a></text:p>
          <text:p text:style-name="P4"><text:a xlink:type="simple" xlink:href="#__RefHeading___Toc193_3943002874" text:style-name="Index_20_Link" text:visited-style-name="Index_20_Link">5.1. Cerințe pentru interfața cu utilizatorul<text:tab/>8</text:a></text:p>
          <text:p text:style-name="P4"><text:a xlink:type="simple" xlink:href="#__RefHeading___Toc195_3943002874" text:style-name="Index_20_Link" text:visited-style-name="Index_20_Link">5.2. Cerințe de performanță<text:tab/>8</text:a></text:p>
        </text:index-body>
      </text:table-of-content>
      <text:p text:style-name="P6"/>
      <text:h text:style-name="P84" text:outline-level="1" text:is-list-header="true"/>
      <text:p text:style-name="P7"/>
      <text:h text:style-name="P84" text:outline-level="1" text:is-list-header="true"><text:bookmark-start text:name="__RefHeading___Toc161_3943002874"/><text:span text:style-name="T1">1. </text:span>Scopul documentului<text:bookmark-end text:name="__RefHeading___Toc161_3943002874"/></text:h>
      <text:p text:style-name="P6"/>
      <text:p text:style-name="P21"><text:tab/>Scopul acestui document SRS (Software Requirements Specification) este de a defini cerințele funcționale și non-funcționale pentru dezvoltarea unui MP3 player. Acest document servește ca bază comună de înțelegere între echipele de dezvoltare, management și clienți cu privire la funcționalitățile și comportamentul sistemului MP3 player. Scopul final este de a asigura o dezvoltare coerentă și consistentă a produsului, îndeplinind așteptările utilizatorilor și cerințele de calitate ale sistemului MP3 player.</text:p>
      <text:p text:style-name="P12"/>
      <text:h text:style-name="P84" text:outline-level="1"><text:bookmark-start text:name="__RefHeading___Toc163_3943002874"/><text:span text:style-name="T1">2. </text:span>Prezentare generală a documentului<text:bookmark-end text:name="__RefHeading___Toc163_3943002874"/></text:h>
      <text:p text:style-name="P6"/>
      <text:p text:style-name="P82"><text:span text:style-name="T7"><text:tab/></text:span><text:span text:style-name="T8">Restul documentului SRS este format din trei capitole, primul oferă o descriere generală a produsului software despre situația pe care dorește să o rezolve, scopul proiectului, contextul și beneficiile sale.</text:span></text:p>
      <text:p text:style-name="P96"><text:tab/>Al doilea capitol descrie cerințele funcționale pe care trebuie să le îndeplinească aplicația. Descrie utilizatorul ce folosește aplicația și cazurile de utilizare.</text:p>
      <text:p text:style-name="P96"><text:tab/>Al treilea capitol descrie cerințele ce nu se referă la funcționalitatea de bază, dar sunt importante pentru utilizare, cum ar fi interfața cu utilizatorul și performanța.</text:p>
      <text:p text:style-name="P97"/>
      <text:h text:style-name="P86" text:outline-level="1" text:is-list-header="true"><text:bookmark-start text:name="__RefHeading___Toc165_3943002874"/><text:span text:style-name="T6">3. </text:span><text:span text:style-name="T7">Descriere generală a </text:span><text:span text:style-name="T6">produsului</text:span><text:bookmark-end text:name="__RefHeading___Toc165_3943002874"/></text:h>
      <text:p text:style-name="P98"/>
      <text:h text:style-name="P88" text:outline-level="2" text:is-list-header="true"><text:bookmark-start text:name="__RefHeading___Toc167_3943002874"/>3.1. Situația curentă<text:bookmark-end text:name="__RefHeading___Toc167_3943002874"/></text:h>
      <text:p text:style-name="P101"/>
      <text:p text:style-name="P99"><text:tab/>Produsul MP3 player are rolul de a oferi utilizatorilor o soluție convenabilă pentru redarea fișierelor MP3 individuale, gestionarea playlist-urilor și accesul la posturi de radio. În situația curentă, utilizatorii trebuie să utilizeze diferite dispozitive și aplicații separate pentru a îndeplini aceste funcționalități.</text:p>
      <text:p text:style-name="P99"><text:tab/>Prin utilizarea MP3 player-ului propus, utilizatorii vor putea avea toate aceste caracteristici integrate într-un singur dispozitiv ușor de utilizat. Produsul va permite utilizatorilor să încarce și să redă fișierele MP3 preferate într-un mod simplu și intuitiv. Vor putea crea playlist-uri personalizate pentru a organiza și reda colecția lor de muzică într-un mod personalizat. De asemenea, vor avea acces la o varietate de posturi radio online, pe care le pot explora și reda direct pe dispozitivul MP3 player.</text:p>
      <text:p text:style-name="P99"><text:soft-page-break/><text:tab/>Prin eliminarea nevoii de a utiliza mai multe dispozitive și aplicații separate, MP3 player-ul propus își propune să ofere utilizatorilor o experiență de utilizare simplificată și eficientă în domeniul redării fișierelor muzicale. Astfel, utilizatorii vor avea o soluție all-in-one pentru a-și bucura de muzică într-un mod comod și portabil.</text:p>
      <text:p text:style-name="P100"/>
      <text:h text:style-name="P88" text:outline-level="2"><text:bookmark-start text:name="__RefHeading___Toc169_3943002874"/>3.2. Scopul produsului<text:bookmark-end text:name="__RefHeading___Toc169_3943002874"/></text:h>
      <text:p text:style-name="P101"/>
      <text:p text:style-name="P102">Scopul produsului MP3 player este de a oferi utilizatorilor o platformă integrată și portabilă pentru redarea fișierelor MP3, gestionarea playlist-urilor, accesul la posturi de radio și crearea/modificarea playlist-urilor existente. Produsul urmărește să ofere o experiență de utilizare simplă, intuitivă și convenabilă pentru utilizatorii care doresc să se bucure de muzică în format digital. Scopul este de a satisface nevoile utilizatorilor în ceea ce privește redarea și organizarea muzicii, oferindu-le o soluție completă și eficientă pentru a-și gestiona colecția de fișiere audio și pentru a descoperi și reda posturi radio preferate.</text:p>
      <text:p text:style-name="P101"/>
      <text:h text:style-name="P89" text:outline-level="2"><text:bookmark-start text:name="__RefHeading___Toc171_3943002874"/>3.3. Contextul produsului<text:bookmark-end text:name="__RefHeading___Toc171_3943002874"/></text:h>
      <text:p text:style-name="P10"/>
      <text:p text:style-name="P24">MP3 player-ul este conceput pentru a se integra într-un mediu digital în continuă evoluție, în care redarea și gestionarea fișierelor audio sunt obiective importante pentru utilizatori. Produsul este destinat utilizatorilor de toate categoriile de vârstă și niveluri de expertiză tehnică, care doresc să se bucure de muzică în format digital.</text:p>
      <text:p text:style-name="P22"/>
      <text:h text:style-name="P89" text:outline-level="2"><text:bookmark-start text:name="__RefHeading___Toc173_3943002874"/>3.4 Beneficii<text:bookmark-end text:name="__RefHeading___Toc173_3943002874"/></text:h>
      <text:p text:style-name="P10"/>
      <text:p text:style-name="P24">În ansamblu, produsul MP3 player oferă utilizatorilor o experiență comodă și personalizată în redarea și gestionarea muzicii, aducând beneficii precum accesul simplificat la muzică, organizarea eficientă și posibilitatea de a crea o experiență de ascultare personalizată.</text:p>
      <text:p text:style-name="P22"/>
      <text:h text:style-name="P84" text:outline-level="1"><text:bookmark-start text:name="__RefHeading___Toc175_3943002874"/><text:span text:style-name="T1">4. </text:span>Cerinte func<text:span text:style-name="T17">ț</text:span>ionale<text:bookmark-end text:name="__RefHeading___Toc175_3943002874"/></text:h>
      <text:p text:style-name="P6"/>
      <text:h text:style-name="P89" text:outline-level="2"><text:bookmark-start text:name="__RefHeading___Toc177_3943002874"/>4.1. Actori<text:bookmark-end text:name="__RefHeading___Toc177_3943002874"/></text:h>
      <text:p text:style-name="P104"/>
      <text:p text:style-name="P25"><text:soft-page-break/><text:span text:style-name="T16">Utilizatorul e</text:span>ste principalul actor și reprezintă persoana care utilizează aplicația MP3 player pentru a reda, gestiona și interacționa cu fișierele MP3, playlist-urile și posturile de radio. Utilizatorul poate crea playlist-uri, adăuga sau șterge fișiere MP3, reda și opri redarea muzicii, controla volumul și alte setări audio etc.</text:p>
      <text:p text:style-name="P23"/>
      <text:h text:style-name="P87" text:outline-level="2" text:is-list-header="true"><text:bookmark-start text:name="__RefHeading___Toc179_3943002874"/><text:span text:style-name="T2">4.</text:span><text:span text:style-name="T3">2</text:span><text:span text:style-name="T2">. Cazuri de utilizare</text:span><text:bookmark-end text:name="__RefHeading___Toc179_3943002874"/></text:h>
      <text:p text:style-name="P10"/>
      <text:h text:style-name="P90" text:outline-level="3"><text:bookmark-start text:name="__RefHeading___Toc181_3943002874"/>4.<text:span text:style-name="T18">2</text:span>.1. Redarea unui fișier mp3 individual<text:bookmark-end text:name="__RefHeading___Toc181_3943002874"/></text:h>
      <text:p text:style-name="P13"/>
      <table:table table:name="Table1" table:style-name="Table1" table:template-name="Default Style">
        <table:table-column table:style-name="Table1.A"/>
        <table:table-column table:style-name="Table1.B"/>
        <table:table-row>
          <table:table-cell table:style-name="Table1.A1" office:value-type="string">
            <text:p text:style-name="P26">Numele cazului de utilizare:</text:p>
          </table:table-cell>
          <table:table-cell table:style-name="Table1.B1" office:value-type="string">
            <text:p text:style-name="P39">Redarea unui fișier mp3 individual</text:p>
          </table:table-cell>
        </table:table-row>
        <table:table-row>
          <table:table-cell table:style-name="Table1.A2" office:value-type="string">
            <text:p text:style-name="P26">Rezumat:</text:p>
          </table:table-cell>
          <table:table-cell table:style-name="Table1.B2" office:value-type="string">
            <text:p text:style-name="P40">Această operație permite unui utilizator să redea un fișier mp3 individual.</text:p>
          </table:table-cell>
        </table:table-row>
        <table:table-row>
          <table:table-cell table:style-name="Table1.A2" office:value-type="string">
            <text:p text:style-name="P26">Prioritate:</text:p>
          </table:table-cell>
          <table:table-cell table:style-name="Table1.B2" office:value-type="string">
            <text:p text:style-name="P41">Crucială</text:p>
          </table:table-cell>
        </table:table-row>
        <table:table-row>
          <table:table-cell table:style-name="Table1.A2" office:value-type="string">
            <text:p text:style-name="P26">Declanșator:</text:p>
          </table:table-cell>
          <table:table-cell table:style-name="Table1.B2" office:value-type="string">
            <text:p text:style-name="P43">Utilizatorul decide să redea un fișier mp3 individual.</text:p>
          </table:table-cell>
        </table:table-row>
        <table:table-row>
          <table:table-cell table:style-name="Table1.A2" office:value-type="string">
            <text:p text:style-name="P26">Precondiție:</text:p>
          </table:table-cell>
          <table:table-cell table:style-name="Table1.B2" office:value-type="string">
            <text:p text:style-name="P48">Utilizatorul trebuie să aibă instalat un sistem de operare ce oferă suport pentru obiectul COM AxWindowsMediaPlayer și să aibă un fișier mp3 pe care să-l redea.</text:p>
          </table:table-cell>
        </table:table-row>
        <table:table-row>
          <table:table-cell table:style-name="Table1.A2" office:value-type="string">
            <text:p text:style-name="P26">Calea standard:</text:p>
          </table:table-cell>
          <table:table-cell table:style-name="Table1.B2" office:value-type="string">
            <text:p text:style-name="P52">1. Utilizatorul deschide aplicația.</text:p>
            <text:p text:style-name="P52">2. Utilizatorul <text:span text:style-name="T26">apasă pe Meniu.</text:span></text:p>
            <text:p text:style-name="P57">3. Utilizatorul apasă pe Deschidere fisier.</text:p>
            <text:p text:style-name="P57">4. Utilizatorul selectă un fișier mp3 în dialog.</text:p>
            <text:p text:style-name="P57">5. Se începe redarea <text:span text:style-name="T27">fișierului selectat.</text:span></text:p>
          </table:table-cell>
        </table:table-row>
        <table:table-row>
          <table:table-cell table:style-name="Table1.A2" office:value-type="string">
            <text:p text:style-name="P26">Parcurgere alternativă:</text:p>
          </table:table-cell>
          <table:table-cell table:style-name="Table1.B2" office:value-type="string">
            <text:p text:style-name="P36">Nu există</text:p>
          </table:table-cell>
        </table:table-row>
        <table:table-row>
          <table:table-cell table:style-name="Table1.A2" office:value-type="string">
            <text:p text:style-name="P26">Post condiție:</text:p>
          </table:table-cell>
          <table:table-cell table:style-name="Table1.B2" office:value-type="string">
            <text:p text:style-name="P30">Fișierul MP3 este redat cu succes, iar utilizatorul poate auzi muzica asociată fișierului selectat.</text:p>
          </table:table-cell>
        </table:table-row>
        <table:table-row>
          <table:table-cell table:style-name="Table1.A2" office:value-type="string">
            <text:p text:style-name="P32">Calea cu excepții:</text:p>
          </table:table-cell>
          <table:table-cell table:style-name="Table1.B2" office:value-type="string">
            <text:p text:style-name="P30"><text:span text:style-name="T28">1. </text:span>În cazul în care utilizatorul întrerupe manual redarea fișierului MP3 înainte de finalizare <text:span text:style-name="T19">sau trece în altă stare,</text:span> aplicația oprește redarea și utilizatorul revine la starea inițială, fiind pregătit pentru a reda alt fișier MP3 sau a efectua alte acțiuni în aplicație.</text:p>
            <text:p text:style-name="P58">2. În cazul <text:span text:style-name="T29">în care nu se selectează un fișier mp3 și se închide dialogul, se revine în starea inițială.</text:span></text:p>
            <text:p text:style-name="P63">3. Dacă apar alte excepții în program, va fi afișat un MessageBox ce descrie excepția apărută.</text:p>
          </table:table-cell>
        </table:table-row>
      </table:table>
      <text:p text:style-name="P10"/>
      <text:h text:style-name="P91" text:outline-level="3"><text:bookmark-start text:name="__RefHeading___Toc183_3943002874"/>4.<text:span text:style-name="T18">2</text:span>.<text:span text:style-name="T12">2</text:span>. Redarea unui <text:span text:style-name="T11">playlist</text:span><text:bookmark-end text:name="__RefHeading___Toc183_3943002874"/></text:h>
      <text:p text:style-name="P14"/>
      <table:table table:name="Table2" table:style-name="Table2" table:template-name="Default Style">
        <table:table-column table:style-name="Table2.A"/>
        <table:table-column table:style-name="Table2.B"/>
        <text:soft-page-break/>
        <table:table-row>
          <table:table-cell table:style-name="Table2.A1" office:value-type="string">
            <text:p text:style-name="P27">Numele cazului de utilizare:</text:p>
          </table:table-cell>
          <table:table-cell table:style-name="Table2.B1" office:value-type="string">
            <text:p text:style-name="P39">Redarea unui playlist</text:p>
          </table:table-cell>
        </table:table-row>
        <table:table-row>
          <table:table-cell table:style-name="Table2.A2" office:value-type="string">
            <text:p text:style-name="P27">Rezumat:</text:p>
          </table:table-cell>
          <table:table-cell table:style-name="Table2.B2" office:value-type="string">
            <text:p text:style-name="P40">Această operație permite unui utilizator să redea un playlist cu mai multe fișiere mp3.</text:p>
          </table:table-cell>
        </table:table-row>
        <table:table-row>
          <table:table-cell table:style-name="Table2.A2" office:value-type="string">
            <text:p text:style-name="P27">Prioritate:</text:p>
          </table:table-cell>
          <table:table-cell table:style-name="Table2.B2" office:value-type="string">
            <text:p text:style-name="P41">Crucială</text:p>
          </table:table-cell>
        </table:table-row>
        <table:table-row>
          <table:table-cell table:style-name="Table2.A2" office:value-type="string">
            <text:p text:style-name="P27">Declanșator:</text:p>
          </table:table-cell>
          <table:table-cell table:style-name="Table2.B2" office:value-type="string">
            <text:p text:style-name="P43">Utilizatorul decide să redea un playlist.</text:p>
          </table:table-cell>
        </table:table-row>
        <table:table-row>
          <table:table-cell table:style-name="Table2.A2" office:value-type="string">
            <text:p text:style-name="P27">Precondiție:</text:p>
          </table:table-cell>
          <table:table-cell table:style-name="Table2.B2" office:value-type="string">
            <text:p text:style-name="P48">Utilizatorul trebuie să aibă instalat un sistem de operare ce oferă suport pentru obiectul COM AxWindowsMediaPlayer și să aibă un playlist cu fișiere mp3 și fișierele la locația specificată în playlist.</text:p>
          </table:table-cell>
        </table:table-row>
        <table:table-row>
          <table:table-cell table:style-name="Table2.A2" office:value-type="string">
            <text:p text:style-name="P27">Calea standard:</text:p>
          </table:table-cell>
          <table:table-cell table:style-name="Table2.B2" office:value-type="string">
            <text:p text:style-name="P53">1. Utilizatorul deschide aplicația.</text:p>
            <text:p text:style-name="P53">2. Utilizatorul <text:span text:style-name="T26">apasă pe Meniu.</text:span></text:p>
            <text:p text:style-name="P59">3. Utlizatorul apasă pe Deschidere Playlist.</text:p>
            <text:p text:style-name="P59">4. Utilizatorul selectează un fișier valid pentru playlist.</text:p>
            <text:p text:style-name="P60">5. Se începe redarea playlist-ului.</text:p>
          </table:table-cell>
        </table:table-row>
        <table:table-row>
          <table:table-cell table:style-name="Table2.A2" office:value-type="string">
            <text:p text:style-name="P27">Parcurgere alternativă:</text:p>
          </table:table-cell>
          <table:table-cell table:style-name="Table2.B2" office:value-type="string">
            <text:p text:style-name="P37">Nu există</text:p>
          </table:table-cell>
        </table:table-row>
        <table:table-row>
          <table:table-cell table:style-name="Table2.A2" office:value-type="string">
            <text:p text:style-name="P27">Post condiție:</text:p>
          </table:table-cell>
          <table:table-cell table:style-name="Table2.B2" office:value-type="string">
            <text:p text:style-name="P61">Playlist-ul este redat, și utilizatorul poate asculta prima melodie. Dacă decide, poate să activeze opțiunea Loop, bifând o căsuță, și poate asculta în buclă aceeași melodie. Dacă decide, și a dezactivat opțiunea Loop, poate să redea melodiile într-o ordine alternativă, bifând căsuța cu numele Random. Dacă nu este bifată niciuna din căsuțe, redarea va avea loc secvențial, și se va reveni la prima melodie când se termină playlist-ul. <text:span text:style-name="T30">De asemenea, utilizatorul poate alege melodia ce se va reda, selectând numele acesteia într-o listă.</text:span></text:p>
          </table:table-cell>
        </table:table-row>
        <table:table-row>
          <table:table-cell table:style-name="Table2.A2" office:value-type="string">
            <text:p text:style-name="P33">Calea cu excepții:</text:p>
          </table:table-cell>
          <table:table-cell table:style-name="Table2.B2" office:value-type="string">
            <text:p text:style-name="P62">1. Dacă utilizatorul deschide un fișier txt ce nu corespunde unui playlist, i se va comunica că nu se cunoaște tipul de fișier. Pentru a ieși din această stare, utilizatorul trebuie să selecteze o altă opțiune din Meniu.</text:p>
            <text:p text:style-name="P63">2. Dacă apar alte excepții în program, va fi afișat un MessageBox ce descrie excepția apărută.</text:p>
          </table:table-cell>
        </table:table-row>
      </table:table>
      <text:p text:style-name="P14"/>
      <text:h text:style-name="P92" text:outline-level="3" text:is-list-header="true"/>
      <text:h text:style-name="P92" text:outline-level="3"><text:bookmark-start text:name="__RefHeading___Toc185_3943002874"/>4.<text:span text:style-name="T18">2</text:span>.<text:span text:style-name="T13">3</text:span>. Redarea unui <text:span text:style-name="T13">post radio</text:span><text:bookmark-end text:name="__RefHeading___Toc185_3943002874"/></text:h>
      <text:p text:style-name="P15"/>
      <table:table table:name="Table3" table:style-name="Table3" table:template-name="Default Style">
        <table:table-column table:style-name="Table3.A"/>
        <table:table-column table:style-name="Table3.B"/>
        <table:table-row>
          <table:table-cell table:style-name="Table3.A1" office:value-type="string">
            <text:p text:style-name="P28">Numele cazului de utilizare:</text:p>
          </table:table-cell>
          <table:table-cell table:style-name="Table3.B1" office:value-type="string">
            <text:p text:style-name="P39">Redarea unui post radio</text:p>
          </table:table-cell>
        </table:table-row>
        <table:table-row>
          <table:table-cell table:style-name="Table3.A2" office:value-type="string">
            <text:p text:style-name="P28">Rezumat:</text:p>
          </table:table-cell>
          <table:table-cell table:style-name="Table3.B2" office:value-type="string">
            <text:p text:style-name="P40">Această operație permite unui utilizator să <text:span text:style-name="T22">asculte un post radio din lista prestabilită.</text:span></text:p>
          </table:table-cell>
        </table:table-row>
        <table:table-row>
          <table:table-cell table:style-name="Table3.A2" office:value-type="string">
            <text:p text:style-name="P28">Prioritate:</text:p>
          </table:table-cell>
          <table:table-cell table:style-name="Table3.B2" office:value-type="string">
            <text:p text:style-name="P41">Crucială</text:p>
          </table:table-cell>
        </table:table-row>
        <table:table-row>
          <table:table-cell table:style-name="Table3.A2" office:value-type="string">
            <text:p text:style-name="P28">Declanșator:</text:p>
          </table:table-cell>
          <table:table-cell table:style-name="Table3.B2" office:value-type="string">
            <text:p text:style-name="P44">Utilizatorul decide să <text:span text:style-name="T21">asculte un post radio.</text:span></text:p>
          </table:table-cell>
        </table:table-row>
        <text:soft-page-break/>
        <table:table-row>
          <table:table-cell table:style-name="Table3.A2" office:value-type="string">
            <text:p text:style-name="P28">Precondiție:</text:p>
          </table:table-cell>
          <table:table-cell table:style-name="Table3.B2" office:value-type="string">
            <text:p text:style-name="P49">Utilizatorul trebuie să aibă instalat un sistem de operare ce oferă suport pentru obiectul COM AxWindowsMediaPlayer și <text:span text:style-name="T23">să aibă o conexiune la internet pentru a reda posturile radio.</text:span></text:p>
          </table:table-cell>
        </table:table-row>
        <table:table-row>
          <table:table-cell table:style-name="Table3.A2" office:value-type="string">
            <text:p text:style-name="P28">Calea standard:</text:p>
          </table:table-cell>
          <table:table-cell table:style-name="Table3.B2" office:value-type="string">
            <text:p text:style-name="P54">1. Utilizatorul deschide aplicația.</text:p>
            <text:p text:style-name="P54">2. Utilizatorul <text:span text:style-name="T26">apasă pe Meniu.</text:span></text:p>
            <text:p text:style-name="P67">3. Utilizatorul apasă pe Ascultare post radio.</text:p>
            <text:p text:style-name="P67">4. Se redă primul post radio din lista predefinită.</text:p>
          </table:table-cell>
        </table:table-row>
        <table:table-row>
          <table:table-cell table:style-name="Table3.A2" office:value-type="string">
            <text:p text:style-name="P28">Parcurgere alternativă:</text:p>
          </table:table-cell>
          <table:table-cell table:style-name="Table3.B2" office:value-type="string">
            <text:p text:style-name="P37">Nu există</text:p>
          </table:table-cell>
        </table:table-row>
        <table:table-row>
          <table:table-cell table:style-name="Table3.A2" office:value-type="string">
            <text:p text:style-name="P28">Post condiție:</text:p>
          </table:table-cell>
          <table:table-cell table:style-name="Table3.B2" office:value-type="string">
            <text:p text:style-name="P70">Utlizatorul poate asculta primul post radio. Acesta poate alege unul din posturile radio predefinite, selectând numele acestuia într-o listă.</text:p>
          </table:table-cell>
        </table:table-row>
        <table:table-row>
          <table:table-cell table:style-name="Table3.A2" office:value-type="string">
            <text:p text:style-name="P34">Calea cu excepții:</text:p>
          </table:table-cell>
          <table:table-cell table:style-name="Table3.B2" office:value-type="string">
            <text:p text:style-name="P71">1. În cazul în care utilizatorul nu are acces la internet, nu se va putea reda conținutul postului radio.</text:p>
            <text:p text:style-name="P64"><text:span text:style-name="T31">2. </text:span>Dacă apar alte excepții în program, va fi afișat un MessageBox ce descrie excepția apărută.</text:p>
          </table:table-cell>
        </table:table-row>
      </table:table>
      <text:p text:style-name="P9"/>
      <text:h text:style-name="P93" text:outline-level="3"><text:bookmark-start text:name="__RefHeading___Toc187_3943002874"/>4.<text:span text:style-name="T18">2</text:span>.<text:span text:style-name="T14">4</text:span>. <text:span text:style-name="T14">Crearea unui playlist</text:span><text:bookmark-end text:name="__RefHeading___Toc187_3943002874"/></text:h>
      <text:p text:style-name="P16"/>
      <table:table table:name="Table4" table:style-name="Table4" table:template-name="Default Style">
        <table:table-column table:style-name="Table4.A"/>
        <table:table-column table:style-name="Table4.B"/>
        <table:table-row>
          <table:table-cell table:style-name="Table4.A1" office:value-type="string">
            <text:p text:style-name="P29">Numele cazului de utilizare:</text:p>
          </table:table-cell>
          <table:table-cell table:style-name="Table4.B1" office:value-type="string">
            <text:p text:style-name="P39">Crearea unui playlist</text:p>
          </table:table-cell>
        </table:table-row>
        <table:table-row>
          <table:table-cell table:style-name="Table4.A2" office:value-type="string">
            <text:p text:style-name="P29">Rezumat:</text:p>
          </table:table-cell>
          <table:table-cell table:style-name="Table4.B2" office:value-type="string">
            <text:p text:style-name="P45">Această operație permite unui utilizator crearea unui nou playlist format din unul sau mai multe fișiere mp3.</text:p>
          </table:table-cell>
        </table:table-row>
        <table:table-row>
          <table:table-cell table:style-name="Table4.A2" office:value-type="string">
            <text:p text:style-name="P29">Prioritate:</text:p>
          </table:table-cell>
          <table:table-cell table:style-name="Table4.B2" office:value-type="string">
            <text:p text:style-name="P41">Crucială</text:p>
          </table:table-cell>
        </table:table-row>
        <table:table-row>
          <table:table-cell table:style-name="Table4.A2" office:value-type="string">
            <text:p text:style-name="P29">Declanșator:</text:p>
          </table:table-cell>
          <table:table-cell table:style-name="Table4.B2" office:value-type="string">
            <text:p text:style-name="P46">Utilizatorul decide să creeze un nou playlist.</text:p>
          </table:table-cell>
        </table:table-row>
        <table:table-row>
          <table:table-cell table:style-name="Table4.A2" office:value-type="string">
            <text:p text:style-name="P29">Precondiție:</text:p>
          </table:table-cell>
          <table:table-cell table:style-name="Table4.B2" office:value-type="string">
            <text:p text:style-name="P50">Utilizatorul trebuie să aibă instalat un sistem de operare ce oferă suport pentru obiectul COM AxWindowsMediaPlayer și <text:span text:style-name="T24">să aibă fișiere mp3 pe care le poate adăuga la noul playlist.</text:span></text:p>
          </table:table-cell>
        </table:table-row>
        <table:table-row>
          <table:table-cell table:style-name="Table4.A2" office:value-type="string">
            <text:p text:style-name="P29">Calea standard:</text:p>
          </table:table-cell>
          <table:table-cell table:style-name="Table4.B2" office:value-type="string">
            <text:p text:style-name="P55">1. Utilizatorul deschide aplicația.</text:p>
            <text:p text:style-name="P55">2. Utilizatorul <text:span text:style-name="T26">apasă pe Meniu.</text:span></text:p>
            <text:p text:style-name="P68">3. Utilizatorul apasă pe <text:span text:style-name="T32">Creare playlist.</text:span></text:p>
            <text:p text:style-name="P72">4. Utilizatorul adaugă melodii apăsând butonul Adaugă și acestea vor apărea mai jos.</text:p>
            <text:p text:style-name="P72">5. După ce a adăugat toate melodiile dorite, utilizatorul poate apăsa butonul Salvează pentru a salva noul playlist.</text:p>
            <text:p text:style-name="P72">6. Utilizatorul scrie în caseta de dialog numele fișierului rezultat sau suprascrie alt fișier.</text:p>
            <text:p text:style-name="P75">7. Se elimină controalele, sistemul revenind în starea inițială.</text:p>
            <text:p text:style-name="P73">7. Noul playlist este disponibil în fișierul creat de utilizator.</text:p>
          </table:table-cell>
        </table:table-row>
        <table:table-row>
          <table:table-cell table:style-name="Table4.A2" office:value-type="string">
            <text:p text:style-name="P29">Parcurgere alternativă:</text:p>
          </table:table-cell>
          <table:table-cell table:style-name="Table4.B2" office:value-type="string">
            <text:p text:style-name="P38">Folosind funcția de modificare a unui playlist și salvând fișierul cu alt nume.</text:p>
          </table:table-cell>
        </table:table-row>
        <table:table-row>
          <table:table-cell table:style-name="Table4.A2" office:value-type="string">
            <text:p text:style-name="P29">Post condiție:</text:p>
          </table:table-cell>
          <table:table-cell table:style-name="Table4.B2" office:value-type="string">
            <text:p text:style-name="P74">Fișierul scris de utilizator poate fi redat folosind funcția de redare <text:soft-page-break/>playlist.</text:p>
          </table:table-cell>
        </table:table-row>
        <table:table-row>
          <table:table-cell table:style-name="Table4.A2" office:value-type="string">
            <text:p text:style-name="P35">Calea cu excepții:</text:p>
          </table:table-cell>
          <table:table-cell table:style-name="Table4.B2" office:value-type="string">
            <text:p text:style-name="P75">1. Dacă utilizatorul nu salvează fișierul, atunci se elimină c<text:span text:style-name="T33">e era completat în această stare.</text:span></text:p>
            <text:p text:style-name="P76">2. Dacă utilizatorul nu selectează niciun fișier și închide căsuța de dialog, nu se va întâmpla nimic.</text:p>
            <text:p text:style-name="P65"><text:span text:style-name="T33">3</text:span><text:span text:style-name="T31">. </text:span>Dacă apar alte excepții în program, va fi afișat un MessageBox ce descrie excepția apărută.</text:p>
          </table:table-cell>
        </table:table-row>
      </table:table>
      <text:p text:style-name="P11"/>
      <text:h text:style-name="P93" text:outline-level="3"><text:bookmark-start text:name="__RefHeading___Toc189_3943002874"/>4.<text:span text:style-name="T18">2</text:span>.<text:span text:style-name="T15">5</text:span>. <text:span text:style-name="T14">Modificarea unui playlist existent</text:span><text:bookmark-end text:name="__RefHeading___Toc189_3943002874"/></text:h>
      <text:p text:style-name="P16"/>
      <table:table table:name="Table5" table:style-name="Table5" table:template-name="Default Style">
        <table:table-column table:style-name="Table5.A"/>
        <table:table-column table:style-name="Table5.B"/>
        <table:table-row>
          <table:table-cell table:style-name="Table5.A1" office:value-type="string">
            <text:p text:style-name="P29">Numele cazului de utilizare:</text:p>
          </table:table-cell>
          <table:table-cell table:style-name="Table5.B1" office:value-type="string">
            <text:p text:style-name="P31">Modificarea unui playlist existent</text:p>
          </table:table-cell>
        </table:table-row>
        <table:table-row>
          <table:table-cell table:style-name="Table5.A2" office:value-type="string">
            <text:p text:style-name="P29">Rezumat:</text:p>
          </table:table-cell>
          <table:table-cell table:style-name="Table5.B2" office:value-type="string">
            <text:p text:style-name="P47">Utilizatorul poate să modifice un playlist deja creat, adăugând sau ștergând melodii din acesta.</text:p>
          </table:table-cell>
        </table:table-row>
        <table:table-row>
          <table:table-cell table:style-name="Table5.A2" office:value-type="string">
            <text:p text:style-name="P29">Prioritate:</text:p>
          </table:table-cell>
          <table:table-cell table:style-name="Table5.B2" office:value-type="string">
            <text:p text:style-name="P42">Crucială</text:p>
          </table:table-cell>
        </table:table-row>
        <table:table-row>
          <table:table-cell table:style-name="Table5.A2" office:value-type="string">
            <text:p text:style-name="P29">Declanșator:</text:p>
          </table:table-cell>
          <table:table-cell table:style-name="Table5.B2" office:value-type="string">
            <text:p text:style-name="P47">Utilizatorul dorește să modifice un playlist existent.</text:p>
          </table:table-cell>
        </table:table-row>
        <table:table-row>
          <table:table-cell table:style-name="Table5.A2" office:value-type="string">
            <text:p text:style-name="P29">Precondiție:</text:p>
          </table:table-cell>
          <table:table-cell table:style-name="Table5.B2" office:value-type="string">
            <text:p text:style-name="P51">Utilizatorul trebuie să aibă instalat un sistem de operare ce oferă suport pentru obiectul COM AxWindowsMediaPlayer și <text:span text:style-name="T25">să aibă un playlist pe care să-l modifice.</text:span></text:p>
          </table:table-cell>
        </table:table-row>
        <table:table-row>
          <table:table-cell table:style-name="Table5.A2" office:value-type="string">
            <text:p text:style-name="P29">Calea standard:</text:p>
          </table:table-cell>
          <table:table-cell table:style-name="Table5.B2" office:value-type="string">
            <text:p text:style-name="P56">1. Utilizatorul deschide aplicația.</text:p>
            <text:p text:style-name="P56">2. Utilizatorul <text:span text:style-name="T26">apasă pe Meniu.</text:span></text:p>
            <text:p text:style-name="P69">3. Utilizatorul apasă pe <text:span text:style-name="T34">Modificare playlist existent.</text:span></text:p>
            <text:p text:style-name="P77">4. Utilizatorul selectează un fișier playlist.</text:p>
            <text:p text:style-name="P77">5. În lista de elemente se afișează melodiile disponbile în playlist.</text:p>
            <text:p text:style-name="P77">6. Utilizatorul poate adăuga melodii apăsând butonul Adaugare fișier, după care trebuie să selecteze un fișier mp3.</text:p>
            <text:p text:style-name="P77">7. Utilizatorul poate să șteargă elementul selectat din listă apăsând butonul Ștergere index selectat.</text:p>
            <text:p text:style-name="P77">8. Utilizatorul poate salva fișierul modificat apăsând pe butonul Salvează playlist modificat.</text:p>
            <text:p text:style-name="P80">9. După ce s-a salvat fișierul, se elimină controalele de pe interfață, și se pot efectua alte operații în program.</text:p>
          </table:table-cell>
        </table:table-row>
        <table:table-row>
          <table:table-cell table:style-name="Table5.A2" office:value-type="string">
            <text:p text:style-name="P29">Parcurgere alternativă:</text:p>
          </table:table-cell>
          <table:table-cell table:style-name="Table5.B2" office:value-type="string">
            <text:p text:style-name="P38">Folosind funcția de creere a unui playlist și salvând fișierul, suprascriind un fișier existent.</text:p>
          </table:table-cell>
        </table:table-row>
        <table:table-row>
          <table:table-cell table:style-name="Table5.A2" office:value-type="string">
            <text:p text:style-name="P29">Post condiție:</text:p>
          </table:table-cell>
          <table:table-cell table:style-name="Table5.B2" office:value-type="string">
            <text:p text:style-name="P78">Playlistul salvat de utilizator poate fi redat cu funcția de redare playlist.</text:p>
          </table:table-cell>
        </table:table-row>
        <table:table-row>
          <table:table-cell table:style-name="Table5.A2" office:value-type="string">
            <text:p text:style-name="P35">Calea cu excepții:</text:p>
          </table:table-cell>
          <table:table-cell table:style-name="Table5.B2" office:value-type="string">
            <text:p text:style-name="P79">1. Dacă utilizatorul <text:span text:style-name="T36">renunță la adăugarea unui fișier, nu se va întâmpla nimic.</text:span></text:p>
            <text:p text:style-name="P79">2. Dacă utilizatorul salvează un playlist fără niciun element, <text:span text:style-name="T36">la redare</text:span> <text:span text:style-name="T35">se va afișa un MessageBox care să explice imposibilitatea redării </text:span><text:soft-page-break/><text:span text:style-name="T35">unui playlist fără elemente.</text:span></text:p>
            <text:p text:style-name="P80">3. Dacă utilizatorul nu salvează ce era în playlist-ul nou creat, nu se va întâmpla nimic.</text:p>
            <text:p text:style-name="P66"><text:span text:style-name="T37">4. </text:span>Dacă apar alte excepții în program, va fi afișat un MessageBox ce descrie excepția apărută.</text:p>
          </table:table-cell>
        </table:table-row>
      </table:table>
      <text:p text:style-name="P8"/>
      <text:p text:style-name="P8"/>
      <text:h text:style-name="P85" text:outline-level="1"><text:bookmark-start text:name="__RefHeading___Toc191_3943002874"/><text:span text:style-name="T1">5. </text:span>Cerinte nefunc<text:span text:style-name="T20">ț</text:span>ionale<text:bookmark-end text:name="__RefHeading___Toc191_3943002874"/></text:h>
      <text:p text:style-name="P16"/>
      <text:h text:style-name="P94" text:outline-level="3"><text:bookmark-start text:name="__RefHeading___Toc193_3943002874"/>5.1. Cerințe pentru interfața cu utilizatorul<text:bookmark-end text:name="__RefHeading___Toc193_3943002874"/></text:h>
      <text:p text:style-name="P105"/>
      <text:p text:style-name="P83">Interfața cu utilizatorul trebuie să fie intuitivă, atractivă și să ofere o navigare și organizare eficientă a funcționalităților aplicației MP3 player.</text:p>
      <text:p text:style-name="P83"/>
      <text:h text:style-name="P94" text:outline-level="3"><text:bookmark-start text:name="__RefHeading___Toc195_3943002874"/>5.2. Cerințe de performanță<text:bookmark-end text:name="__RefHeading___Toc195_3943002874"/></text:h>
      <text:p text:style-name="P105"/>
      <text:p text:style-name="P81"><text:span text:style-name="T5">S</text:span><text:span text:style-name="T4">istemul ar trebui să funcționeze în timp real: orice operație de redare sau modificare de playlist-uri, produsă de utilizator, ar trebui să se termine în mai puțin de 10 secunde. </text:span></text:p>
      <text:p text:style-name="P106">Sistemul ar trebui să permită playlist-uri cu măcar 20 de melodii.</text:p>
      <text:h text:style-name="P94" text:outline-level="3"/>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8:10:08.247000000</meta:creation-date>
    <dc:date>2023-05-12T23:08:36.043000000</dc:date>
    <meta:editing-duration>PT3H17M11S</meta:editing-duration>
    <meta:editing-cycles>99</meta:editing-cycles>
    <meta:generator>LibreOffice/7.4.2.3$Windows_x86 LibreOffice_project/382eef1f22670f7f4118c8c2dd222ec7ad009daf</meta:generator>
    <meta:document-statistic meta:table-count="5" meta:image-count="0" meta:object-count="0" meta:page-count="9" meta:paragraph-count="184" meta:word-count="1869" meta:character-count="12577" meta:non-whitespace-character-count="10877"/>
  </office:meta>
</office:document-meta>
</file>